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padding-right="0.25cm"/>
    </style:style>
    <style:style style:name="gr3" style:family="graphic" style:parent-style-name="standard">
      <style:graphic-properties draw:marker-end="Arrow" draw:marker-end-width="0.3cm" draw:fill="solid" draw:fill-color="#ffffff" draw:textarea-horizontal-align="left" draw:textarea-vertical-align="middle" fo:padding-top="0.25cm" fo:padding-left="-3cm" fo:padding-right="0.25cm"/>
    </style:style>
    <style:style style:name="gr4" style:family="graphic" style:parent-style-name="standard">
      <style:graphic-properties draw:marker-start="Arrow" draw:marker-end="" draw:marker-end-width="0.3cm" draw:fill="solid" draw:fill-color="#ffffff" draw:textarea-horizontal-align="right" draw:textarea-vertical-align="middle" fo:padding-right="0.7cm"/>
    </style:style>
    <style:style style:name="gr5" style:family="graphic" style:parent-style-name="standard">
      <style:graphic-properties draw:marker-end="Arrow" draw:marker-end-width="0.3cm" draw:fill="solid" draw:fill-color="#ffffff" draw:textarea-horizontal-align="center" draw:textarea-vertical-align="middle" fo:padding-left="0.25cm" fo:padding-right="3cm"/>
    </style:style>
    <style:style style:name="gr6" style:family="graphic" style:parent-style-name="standard">
      <style:graphic-properties draw:marker-end="Arrow" draw:marker-end-width="0.3cm" draw:fill="solid" draw:fill-color="#ffffff" draw:textarea-horizontal-align="left" draw:textarea-vertical-align="middle" fo:padding-left="-2cm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 fo:padding-right="-3.9cm"/>
    </style:style>
    <style:style style:name="gr8" style:family="graphic" style:parent-style-name="standard">
      <style:graphic-properties draw:marker-end="Arrow" draw:marker-end-width="0.3cm" draw:textarea-horizontal-align="right" draw:textarea-vertical-align="middle" fo:padding-bottom="0.5cm" fo:padding-right="0.5cm"/>
    </style:style>
    <style:style style:name="gr9" style:family="graphic" style:parent-style-name="standard">
      <style:graphic-properties draw:marker-end="Arrow" draw:marker-end-width="0.3cm" draw:textarea-horizontal-align="right" draw:textarea-vertical-align="middle" fo:padding-bottom="0.5cm" fo:padding-right="0.7cm"/>
    </style:style>
    <style:style style:name="gr10" style:family="graphic" style:parent-style-name="standard">
      <style:graphic-properties draw:stroke="solid" svg:stroke-color="#000000" draw:fill="none" draw:fill-color="#ffffff" fo:min-height="2.25cm"/>
    </style:style>
    <style:style style:name="gr11" style:family="graphic" style:parent-style-name="standard">
      <style:graphic-properties draw:marker-end=""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marker-end="Arrow" draw:marker-end-width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26cm" fo:min-width="3.038cm"/>
    </style:style>
    <style:style style:name="gr14" style:family="graphic" style:parent-style-name="standard">
      <style:graphic-properties draw:stroke="none" svg:stroke-color="#000000" draw:fill="none" draw:fill-color="#ffffff" fo:min-height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Fine_20_Dashed" draw:marker-end="Arrow" draw:marker-end-width="0.3cm" draw:fill="solid" draw:fill-color="#ffffff"/>
    </style:style>
    <style:style style:name="gr19" style:family="graphic" style:parent-style-name="standard">
      <style:graphic-properties draw:stroke="dash" draw:stroke-dash="Fine_20_Dashed" draw:marker-end="Arrow" draw:marker-end-width="0.3cm" draw:fill="solid" draw:fill-color="#ffffff" draw:textarea-horizontal-align="left"/>
    </style:style>
    <style:style style:name="gr20" style:family="graphic" style:parent-style-name="standard">
      <style:graphic-properties draw:stroke="dash" draw:stroke-dash="Fine_20_Dashed" draw:marker-end="Arrow" draw:marker-end-width="0.3cm" draw:fill="solid" draw:fill-color="#ffffff" draw:textarea-horizontal-align="left" draw:textarea-vertical-align="to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ae00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000000"/>
    </style:style>
    <style:style style:name="T2" style:family="text">
      <style:text-properties fo:color="#00ae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ivzeto">
        <office:forms form:automatic-focus="false" form:apply-design-mode="false"/>
        <draw:custom-shape draw:style-name="gr1" draw:text-style-name="P1" draw:id="id1" draw:layer="layout" svg:width="2cm" svg:height="2cm" svg:x="14.5cm" svg:y="5cm">
          <text:p text:style-name="P1">1</text:p>
          <text:p text:style-name="P1">main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1" draw:id="id3" draw:layer="layout" svg:width="3cm" svg:height="0.7cm" svg:x="13cm" svg:y="17.3cm">
          <text:p text:style-name="P1">LD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4.5cm" svg:height="0.7cm" svg:x="5cm" svg:y="17.3cm">
          <text:p text:style-name="P1">Analog output (Dimmer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6" draw:layer="layout" svg:width="4cm" svg:height="1cm" svg:x="18cm" svg:y="17cm">
          <text:p text:style-name="P1">Digital output (Switches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draw:line-skew="-1.372cm" svg:x1="14.791cm" svg:y1="5.291cm" svg:x2="12.5cm" svg:y2="1.799cm" draw:start-shape="id1" draw:start-glue-point="5" draw:end-shape="id2" draw:end-glue-point="5">
          <text:p text:style-name="P1">Output messages</text:p>
        </draw:connector>
        <draw:connector draw:style-name="gr4" draw:text-style-name="P1" draw:layer="layout" draw:type="curve" draw:line-skew="-0.05cm" svg:x1="15.499cm" svg:y1="5cm" svg:x2="14.749cm" svg:y2="2.098cm" draw:start-shape="id1" draw:start-glue-point="4" draw:end-shape="id2" draw:end-glue-point="6">
          <text:p text:style-name="P1">Commands</text:p>
        </draw:connector>
        <draw:connector draw:style-name="gr5" draw:text-style-name="P2" draw:layer="layout" draw:type="curve" svg:x1="14.499cm" svg:y1="17.3cm" svg:x2="14.499cm" svg:y2="15cm" draw:start-shape="id3" draw:start-glue-point="4" draw:end-shape="id4" draw:end-glue-point="8">
          <text:p text:style-name="P1"><text:span text:style-name="T1">Voltage signa</text:span><text:span text:style-name="T2">l</text:span></text:p>
        </draw:connector>
        <draw:connector draw:style-name="gr6" draw:text-style-name="P1" draw:layer="layout" draw:type="curve" svg:x1="13.791cm" svg:y1="14.707cm" svg:x2="7.249cm" svg:y2="17.3cm" draw:start-shape="id4" draw:start-glue-point="7" draw:end-shape="id5" draw:end-glue-point="4">
          <text:p text:style-name="P1">PWM output</text:p>
        </draw:connector>
        <draw:connector draw:style-name="gr7" draw:text-style-name="P1" draw:layer="layout" draw:type="curve" draw:line-skew="-0.046cm" svg:x1="15.207cm" svg:y1="14.707cm" svg:x2="19.999cm" svg:y2="17cm" draw:start-shape="id4" draw:start-glue-point="9" draw:end-shape="id6" draw:end-glue-point="4">
          <text:p text:style-name="P1">Digital switch control</text:p>
        </draw:connector>
        <draw:connector draw:style-name="gr8" draw:text-style-name="P1" draw:layer="layout" draw:type="curve" draw:line-skew="5.382cm 1.312cm" svg:x1="17cm" svg:y1="1.799cm" svg:x2="16.207cm" svg:y2="5.291cm" draw:start-shape="id2" draw:start-glue-point="7" draw:end-shape="id1" draw:end-glue-point="11">
          <text:p text:style-name="P1">Parameters</text:p>
        </draw:connector>
        <draw:connector draw:style-name="gr9" draw:text-style-name="P1" draw:layer="layout" draw:type="curve" draw:line-skew="1.825cm 1.197cm" svg:x1="17cm" svg:y1="1.799cm" svg:x2="15.499cm" svg:y2="5cm" draw:start-shape="id2" draw:start-glue-point="7" draw:end-shape="id1" draw:end-glue-point="4">
          <text:p text:style-name="P1">Operation modes</text:p>
        </draw:connector>
        <draw:custom-shape draw:style-name="gr1" draw:text-style-name="P1" draw:id="id2" draw:layer="layout" svg:width="4.5cm" svg:height="0.6cm" svg:x="12.5cm" svg:y="1.5cm">
          <text:p text:style-name="P1">Terminal emulator (PC)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4.5cm" svg:height="2.5cm" svg:x="23.5cm" svg:y="15.5cm">
          <draw:text-box>
            <text:p text:style-name="P3">DFD <text:s/>#0</text:p>
            <text:p text:style-name="P3">DFD Name: Sparkle</text:p>
            <text:p text:style-name="P3">Author: RD</text:p>
            <text:p text:style-name="P3">Date: 28.12.2007</text:p>
          </draw:text-box>
        </draw:frame>
        <draw:custom-shape draw:style-name="gr1" draw:text-style-name="P1" draw:id="id4" draw:layer="layout" svg:width="2cm" svg:height="2cm" svg:x="13.5cm" svg:y="13cm">
          <text:p text:style-name="P1">2</text:p>
          <text:p text:style-name="P1">ISR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1" draw:text-style-name="P4" draw:id="id9" draw:layer="layout" svg:width="0.75cm" svg:height="3cm" draw:transform="rotate (-1.57079632679579) translate (22.5cm 9.526cm)">
          <text:p text:style-name="P5"/>
          <draw:enhanced-geometry svg:viewBox="0 0 21600 21600" draw:glue-points="10800 0 0 10800 10800 21600 21600 10800" draw:path-stretchpoint-x="10800" draw:text-areas="?f8 ?f9 ?f10 ?f11" draw:type="bracket-pair" draw:modifiers="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id="id7" draw:layer="layout" svg:width="0.75cm" svg:height="2.5cm" draw:transform="rotate (-1.57079632679579) translate (27.9cm 9.526cm)">
          <text:p text:style-name="P5"/>
          <draw:enhanced-geometry svg:viewBox="0 0 21600 21600" draw:glue-points="10800 0 0 10800 10800 21600 21600 10800" draw:path-stretchpoint-x="10800" draw:text-areas="?f8 ?f9 ?f10 ?f11" draw:type="bracket-pair" draw:modifiers="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id="id8" draw:layer="layout" svg:width="0.75cm" svg:height="2.5cm" draw:transform="rotate (-1.57079632679579) translate (25.2cm 9.526cm)">
          <text:p text:style-name="P5"/>
          <draw:enhanced-geometry svg:viewBox="0 0 21600 21600" draw:glue-points="10800 0 0 10800 10800 21600 21600 10800" draw:path-stretchpoint-x="10800" draw:text-areas="?f8 ?f9 ?f10 ?f11" draw:type="bracket-pair" draw:modifiers="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4" draw:layer="layout" draw:type="curve" svg:x1="15.5cm" svg:y1="13.999cm" svg:x2="26.648cm" svg:y2="10.275cm" draw:start-shape="id4" draw:start-glue-point="10" draw:end-shape="id7" draw:end-glue-point="6">
          <text:p text:style-name="P5"/>
        </draw:connector>
        <draw:connector draw:style-name="gr12" draw:text-style-name="P4" draw:layer="layout" draw:type="curve" svg:x1="15.5cm" svg:y1="13.999cm" svg:x2="23.948cm" svg:y2="10.275cm" draw:start-shape="id4" draw:start-glue-point="10" draw:end-shape="id8" draw:end-glue-point="6">
          <text:p text:style-name="P5"/>
        </draw:connector>
        <draw:connector draw:style-name="gr12" draw:text-style-name="P4" draw:layer="layout" draw:type="curve" svg:x1="15.5cm" svg:y1="13.999cm" svg:x2="20.997cm" svg:y2="10.276cm" draw:start-shape="id4" draw:start-glue-point="10" draw:end-shape="id9" draw:end-glue-point="6">
          <text:p text:style-name="P5"/>
        </draw:connector>
        <draw:connector draw:style-name="gr12" draw:text-style-name="P4" draw:layer="layout" draw:type="curve" svg:x1="20.997cm" svg:y1="9.526cm" svg:x2="16.5cm" svg:y2="5.999cm" draw:start-shape="id9" draw:start-glue-point="4" draw:end-shape="id1" draw:end-glue-point="10">
          <text:p text:style-name="P5"/>
        </draw:connector>
        <draw:connector draw:style-name="gr12" draw:text-style-name="P4" draw:layer="layout" draw:type="curve" svg:x1="23.948cm" svg:y1="9.526cm" svg:x2="16.5cm" svg:y2="5.999cm" draw:start-shape="id8" draw:start-glue-point="4" draw:end-shape="id1" draw:end-glue-point="10">
          <text:p text:style-name="P5"/>
        </draw:connector>
        <draw:connector draw:style-name="gr12" draw:text-style-name="P4" draw:layer="layout" draw:type="curve" svg:x1="26.648cm" svg:y1="9.526cm" svg:x2="16.5cm" svg:y2="5.999cm" draw:start-shape="id7" draw:start-glue-point="4" draw:end-shape="id1" draw:end-glue-point="10">
          <text:p text:style-name="P5"/>
        </draw:connector>
        <draw:frame draw:style-name="gr13" draw:text-style-name="P5" draw:layer="layout" svg:width="3.538cm" svg:height="0.776cm" svg:x="19.5cm" svg:y="9.5cm">
          <draw:text-box>
            <text:p text:style-name="P5">monitor_counter</text:p>
          </draw:text-box>
        </draw:frame>
        <draw:frame draw:style-name="gr14" draw:text-style-name="P5" draw:layer="layout" svg:width="2.5cm" svg:height="0.776cm" svg:x="22.7cm" svg:y="9.5cm">
          <draw:text-box>
            <text:p text:style-name="P5">ADC_input</text:p>
          </draw:text-box>
        </draw:frame>
        <draw:frame draw:style-name="gr14" draw:text-style-name="P5" draw:layer="layout" svg:width="2.5cm" svg:height="0.776cm" svg:x="25.4cm" svg:y="9.5cm">
          <draw:text-box>
            <text:p text:style-name="P5">PWM_input</text:p>
          </draw:text-box>
        </draw:frame>
        <draw:connector draw:style-name="gr12" draw:text-style-name="P4" draw:layer="layout" draw:type="curve" svg:x1="14.5cm" svg:y1="5.999cm" svg:x2="9.166cm" svg:y2="8.5cm" draw:start-shape="id1" draw:start-glue-point="6" draw:end-shape="id10" draw:end-glue-point="4">
          <text:p text:style-name="P5"/>
        </draw:connector>
        <draw:connector draw:style-name="gr12" draw:text-style-name="P4" draw:layer="layout" draw:type="curve" svg:x1="9.166cm" svg:y1="11.5cm" svg:x2="13.5cm" svg:y2="13.999cm" draw:start-shape="id10" draw:start-glue-point="6" draw:end-shape="id4" draw:end-glue-point="6">
          <text:p text:style-name="P5"/>
        </draw:connector>
        <draw:connector draw:style-name="gr12" draw:text-style-name="P4" draw:layer="layout" draw:type="curve" svg:x1="14.5cm" svg:y1="5.999cm" svg:x2="6.999cm" svg:y2="9.25cm" draw:start-shape="id1" draw:start-glue-point="6" draw:end-shape="id11" draw:end-glue-point="4">
          <text:p text:style-name="P5"/>
        </draw:connector>
        <draw:connector draw:style-name="gr12" draw:text-style-name="P4" draw:layer="layout" draw:type="curve" svg:x1="6.999cm" svg:y1="11cm" svg:x2="13.5cm" svg:y2="13.999cm" draw:start-shape="id11" draw:start-glue-point="6" draw:end-shape="id4" draw:end-glue-point="6">
          <text:p text:style-name="P5"/>
        </draw:connector>
        <draw:connector draw:style-name="gr12" draw:text-style-name="P4" draw:layer="layout" draw:type="curve" svg:x1="14.5cm" svg:y1="5.999cm" svg:x2="3.531cm" svg:y2="9.25cm" draw:start-shape="id1" draw:start-glue-point="6" draw:end-shape="id12" draw:end-glue-point="4">
          <text:p text:style-name="P5"/>
        </draw:connector>
        <draw:connector draw:style-name="gr12" draw:text-style-name="P4" draw:layer="layout" draw:type="curve" svg:x1="3.531cm" svg:y1="10.999cm" svg:x2="13.5cm" svg:y2="13.999cm" draw:start-shape="id12" draw:start-glue-point="6" draw:end-shape="id4" draw:end-glue-point="6">
          <text:p text:style-name="P5"/>
        </draw:connector>
        <draw:g>
          <draw:custom-shape draw:style-name="gr11" draw:text-style-name="P4" draw:id="id12" draw:layer="layout" svg:width="1.75cm" svg:height="3.5cm" draw:transform="rotate (-1.57079632679579) translate (5.283cm 9.25cm)">
            <text:p text:style-name="P5"/>
            <draw:enhanced-geometry svg:viewBox="0 0 21600 21600" draw:glue-points="10800 0 0 10800 10800 21600 21600 10800" draw:path-stretchpoint-x="10800" draw:text-areas="?f8 ?f9 ?f10 ?f11" draw:type="bracket-pair" draw:modifiers="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5" draw:layer="layout" svg:width="3.783cm" svg:height="1.301cm" svg:x="1.5cm" svg:y="9.5cm">
            <draw:text-box>
              <text:p text:style-name="P1">operation_mode</text:p>
              <text:p text:style-name="P1">operation_m_backup</text:p>
            </draw:text-box>
          </draw:frame>
        </draw:g>
        <draw:g>
          <draw:custom-shape draw:style-name="gr11" draw:text-style-name="P4" draw:id="id11" draw:layer="layout" svg:width="1.75cm" svg:height="3cm" draw:transform="rotate (-1.57079632679579) translate (8.5cm 9.25cm)">
            <text:p text:style-name="P5"/>
            <draw:enhanced-geometry svg:viewBox="0 0 21600 21600" draw:glue-points="10800 0 0 10800 10800 21600 21600 10800" draw:path-stretchpoint-x="10800" draw:text-areas="?f8 ?f9 ?f10 ?f11" draw:type="bracket-pair" draw:modifiers="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" draw:layer="layout" svg:width="3.5cm" svg:height="1.301cm" svg:x="5cm" svg:y="9.5cm">
            <draw:text-box>
              <text:p text:style-name="P1">p</text:p>
              <text:p text:style-name="P5">requested_value</text:p>
            </draw:text-box>
          </draw:frame>
        </draw:g>
        <draw:g>
          <draw:custom-shape draw:style-name="gr11" draw:text-style-name="P4" draw:id="id10" draw:layer="layout" svg:width="3cm" svg:height="2cm" draw:transform="rotate (-1.57079632679579) translate (10.5cm 8.5cm)">
            <text:p text:style-name="P5"/>
            <draw:enhanced-geometry svg:viewBox="0 0 21600 21600" draw:glue-points="10800 0 0 10800 10800 21600 21600 10800" draw:path-stretchpoint-x="10800" draw:text-areas="?f8 ?f9 ?f10 ?f11" draw:type="bracket-pair" draw:modifiers="0" draw:enhanced-path="M ?f0 0 X 0 ?f1 L 0 ?f2 Y ?f0 21600 N M ?f3 21600 X 21600 ?f2 L 21600 ?f1 Y ?f3 0 N">
              <draw:equation draw:name="f0" draw:formula="left+$0 "/>
              <draw:equation draw:name="f1" draw:formula="top+$0 "/>
              <draw:equation draw:name="f2" draw:formula="bottom-$0 "/>
              <draw:equation draw:name="f3" draw:formula="right-$0 "/>
              <draw:equation draw:name="f4" draw:formula="-(sin(45*(pi/180))*($0 -10800)-cos(45*(pi/180))*(0-10800))+10800"/>
              <draw:equation draw:name="f5" draw:formula="?f4 -10800"/>
              <draw:equation draw:name="f6" draw:formula="-$0 "/>
              <draw:equation draw:name="f7" draw:formula="?f6 -?f5 "/>
              <draw:equation draw:name="f8" draw:formula="left-?f7 "/>
              <draw:equation draw:name="f9" draw:formula="top-?f7 "/>
              <draw:equation draw:name="f10" draw:formula="right+?f7 "/>
              <draw:equation draw:name="f11" draw:formula="bottom+?f7 "/>
              <draw:equation draw:name="f12" draw:formula="left-?f5 "/>
              <draw:equation draw:name="f13" draw:formula="top-?f5 "/>
              <draw:equation draw:name="f14" draw:formula="right+?f5 "/>
              <draw:equation draw:name="f15" draw:formula="bottom+?f5 "/>
              <draw:handle draw:handle-position="$0 top" draw:handle-switched="true" draw:handle-range-x-minimum="0" draw:handle-range-x-maximum="10800"/>
            </draw:enhanced-geometry>
          </draw:custom-shape>
          <draw:frame draw:style-name="gr15" draw:layer="layout" svg:width="2.09cm" svg:height="2.876cm" svg:x="8.5cm" svg:y="8.5cm">
            <draw:text-box>
              <text:p text:style-name="P1">light1<text:line-break/>light2<text:line-break/>light3<text:line-break/>light4<text:line-break/>hysteresis</text:p>
            </draw:text-box>
          </draw:frame>
        </draw:g>
        <draw:custom-shape draw:style-name="gr17" draw:text-style-name="P1" draw:id="id14" draw:layer="layout" svg:width="3cm" svg:height="1.5cm" svg:x="11cm" svg:y="9cm">
          <text:p text:style-name="P1">RESET switch</text:p>
          <draw:enhanced-geometry svg:viewBox="0 0 21600 21600" draw:type="rectangle" draw:enhanced-path="M 0 0 L 21600 0 21600 21600 0 21600 0 0 Z N"/>
        </draw:custom-shape>
        <draw:custom-shape draw:style-name="gr17" draw:text-style-name="P1" draw:id="id13" draw:layer="layout" svg:width="2.5cm" svg:height="3cm" svg:x="16.5cm" svg:y="8.5cm">
          <text:p text:style-name="P1">Power switch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draw:line-skew="-0.983cm" svg:x1="17.75cm" svg:y1="8.5cm" svg:x2="16.207cm" svg:y2="6.707cm" draw:start-shape="id13" draw:start-glue-point="0" draw:end-shape="id1" draw:end-glue-point="9">
          <text:p text:style-name="P1">ON/OFF</text:p>
        </draw:connector>
        <draw:connector draw:style-name="gr18" draw:text-style-name="P1" draw:layer="layout" draw:type="curve" draw:line-skew="0.323cm" svg:x1="17.75cm" svg:y1="11.5cm" svg:x2="15.207cm" svg:y2="13.291cm" draw:start-shape="id13" draw:start-glue-point="2" draw:end-shape="id4" draw:end-glue-point="11">
          <text:p text:style-name="P1">OFF</text:p>
        </draw:connector>
        <draw:connector draw:style-name="gr19" draw:text-style-name="P1" draw:layer="layout" draw:type="curve" svg:x1="12.5cm" svg:y1="9cm" svg:x2="14.791cm" svg:y2="6.707cm" draw:start-shape="id14" draw:start-glue-point="0" draw:end-shape="id1" draw:end-glue-point="7">
          <text:p text:style-name="P1">RESET</text:p>
        </draw:connector>
        <draw:connector draw:style-name="gr20" draw:text-style-name="P1" draw:layer="layout" draw:type="curve" draw:line-skew="0.894cm" svg:x1="12.5cm" svg:y1="10.5cm" svg:x2="13.791cm" svg:y2="13.291cm" draw:start-shape="id14" draw:start-glue-point="2" draw:end-shape="id4" draw:end-glue-point="5">
          <text:p text:style-name="P1">RESET</text:p>
        </draw:connector>
        <draw:connector draw:style-name="gr20" draw:text-style-name="P1" draw:layer="layout" draw:type="curve" svg:x1="15.499cm" svg:y1="7cm" svg:x2="14.499cm" svg:y2="13cm" draw:start-shape="id1" draw:start-glue-point="8" draw:end-shape="id4" draw:end-glue-point="4">
          <text:p text:style-name="P1">O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="Arrow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ivzet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Radovid Drobnjak</meta:initial-creator>
    <meta:creation-date>2007-12-27T22:45:39</meta:creation-date>
    <dc:creator>Radovid Drobnjak</dc:creator>
    <dc:date>2008-01-06T13:52:52</dc:date>
    <meta:editing-cycles>20</meta:editing-cycles>
    <meta:editing-duration>PT3H24M28S</meta:editing-duration>
    <meta:user-defined meta:name="Info 1"/>
    <meta:user-defined meta:name="Info 2"/>
    <meta:user-defined meta:name="Info 3"/>
    <meta:user-defined meta:name="Info 4"/>
    <meta:document-statistic meta:object-count="48"/>
  </office:meta>
</office:document-meta>
</file>